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AGROPECUARIA NUTRICENTRO IRURI E.I.R.L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UZCO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5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SAN FERNANDO</text:span></text:p>
            <text:p text:style-name="P7">Lin.Genet(Ped.1):<text:span text:style-name="T4">POLLO COBB</text:span></text:p>
            <text:p text:style-name="P7">Cant.Cajas(Ped 1):<text:span text:style-name="T4">5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8-03T23:26:58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